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0884" officeooo:paragraph-rsid="00080884"/>
    </style:style>
    <style:style style:name="P2" style:family="paragraph" style:parent-style-name="Text_20_body">
      <style:text-properties officeooo:rsid="00080884" officeooo:paragraph-rsid="000948fb"/>
    </style:style>
    <style:style style:name="P3" style:family="paragraph" style:parent-style-name="Text_20_body">
      <style:text-properties officeooo:rsid="0008165c" officeooo:paragraph-rsid="0008165c"/>
    </style:style>
    <style:style style:name="P4" style:family="paragraph" style:parent-style-name="Text_20_body">
      <style:text-properties officeooo:rsid="000948fb" officeooo:paragraph-rsid="000948fb"/>
    </style:style>
    <style:style style:name="P5" style:family="paragraph" style:parent-style-name="Text_20_body">
      <style:text-properties officeooo:rsid="000948fb" officeooo:paragraph-rsid="000aaba3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text-properties officeooo:rsid="000948fb" officeooo:paragraph-rsid="000948fb"/>
    </style:style>
    <style:style style:name="P8" style:family="paragraph" style:parent-style-name="Text_20_body" style:list-style-name="L2">
      <style:text-properties officeooo:rsid="000948fb" officeooo:paragraph-rsid="000aaba3"/>
    </style:style>
    <style:style style:name="P9" style:family="paragraph" style:parent-style-name="Text_20_body" style:list-style-name="L6">
      <style:text-properties officeooo:rsid="000948fb" officeooo:paragraph-rsid="000c81ac"/>
    </style:style>
    <style:style style:name="P10" style:family="paragraph" style:parent-style-name="Text_20_body" style:list-style-name="L6">
      <style:text-properties officeooo:rsid="000948fb" officeooo:paragraph-rsid="000d5f9a"/>
    </style:style>
    <style:style style:name="P11" style:family="paragraph" style:parent-style-name="Text_20_body">
      <style:text-properties officeooo:rsid="000948fb" officeooo:paragraph-rsid="0011241b"/>
    </style:style>
    <style:style style:name="P12" style:family="paragraph" style:parent-style-name="Text_20_body" style:list-style-name="L1">
      <style:text-properties officeooo:rsid="000c81ac" officeooo:paragraph-rsid="000c81ac"/>
    </style:style>
    <style:style style:name="P13" style:family="paragraph" style:parent-style-name="Text_20_body" style:list-style-name="L7">
      <style:text-properties officeooo:rsid="000c81ac" officeooo:paragraph-rsid="000c81ac"/>
    </style:style>
    <style:style style:name="P14" style:family="paragraph" style:parent-style-name="Text_20_body" style:list-style-name="L3">
      <style:text-properties officeooo:rsid="000aaba3" officeooo:paragraph-rsid="000aaba3"/>
    </style:style>
    <style:style style:name="P15" style:family="paragraph" style:parent-style-name="Text_20_body" style:list-style-name="L9">
      <style:text-properties officeooo:rsid="000aaba3" officeooo:paragraph-rsid="0011241b"/>
    </style:style>
    <style:style style:name="P16" style:family="paragraph" style:parent-style-name="Text_20_body" style:list-style-name="L3">
      <style:text-properties officeooo:rsid="000bbad5" officeooo:paragraph-rsid="000bbad5"/>
    </style:style>
    <style:style style:name="P17" style:family="paragraph" style:parent-style-name="Text_20_body" style:list-style-name="L4">
      <style:text-properties officeooo:rsid="000bbad5" officeooo:paragraph-rsid="000bbad5"/>
    </style:style>
    <style:style style:name="P18" style:family="paragraph" style:parent-style-name="Text_20_body" style:list-style-name="L5">
      <style:text-properties officeooo:rsid="000bbad5" officeooo:paragraph-rsid="000bbad5"/>
    </style:style>
    <style:style style:name="P19" style:family="paragraph" style:parent-style-name="Text_20_body" style:list-style-name="L9">
      <style:text-properties officeooo:rsid="000bbad5" officeooo:paragraph-rsid="0011241b"/>
    </style:style>
    <style:style style:name="P20" style:family="paragraph" style:parent-style-name="Text_20_body" style:list-style-name="L7">
      <style:text-properties officeooo:paragraph-rsid="000c81ac"/>
    </style:style>
    <style:style style:name="P21" style:family="paragraph" style:parent-style-name="Text_20_body" style:list-style-name="L7">
      <style:text-properties officeooo:rsid="000cfc0c" officeooo:paragraph-rsid="000cfc0c"/>
    </style:style>
    <style:style style:name="P22" style:family="paragraph" style:parent-style-name="Text_20_body" style:list-style-name="L8">
      <style:text-properties officeooo:rsid="000cfc0c" officeooo:paragraph-rsid="000d6235"/>
    </style:style>
    <style:style style:name="P23" style:family="paragraph" style:parent-style-name="Text_20_body" style:list-style-name="L8">
      <style:text-properties officeooo:rsid="000d5f9a" officeooo:paragraph-rsid="000d5f9a"/>
    </style:style>
    <style:style style:name="P24" style:family="paragraph" style:parent-style-name="Text_20_body" style:list-style-name="L8">
      <style:text-properties officeooo:rsid="000d6235" officeooo:paragraph-rsid="000d6235"/>
    </style:style>
    <style:style style:name="P25" style:family="paragraph" style:parent-style-name="Text_20_body">
      <style:text-properties officeooo:rsid="000f8d97" officeooo:paragraph-rsid="000f8d97"/>
    </style:style>
    <style:style style:name="P26" style:family="paragraph" style:parent-style-name="Text_20_body" style:list-style-name="L1">
      <style:text-properties officeooo:rsid="0011241b" officeooo:paragraph-rsid="0011241b"/>
    </style:style>
    <style:style style:name="P27" style:family="paragraph" style:parent-style-name="Text_20_body" style:list-style-name="L14">
      <style:text-properties officeooo:rsid="0011241b" officeooo:paragraph-rsid="0011241b"/>
    </style:style>
    <style:style style:name="P28" style:family="paragraph" style:parent-style-name="Text_20_body" style:list-style-name="L15">
      <style:text-properties officeooo:rsid="0011241b" officeooo:paragraph-rsid="0011241b"/>
    </style:style>
    <style:style style:name="P29" style:family="paragraph" style:parent-style-name="Text_20_body" style:list-style-name="L15">
      <style:text-properties officeooo:rsid="0012a5e3" officeooo:paragraph-rsid="0012a5e3"/>
    </style:style>
    <style:style style:name="T1" style:family="text">
      <style:text-properties officeooo:rsid="00080884"/>
    </style:style>
    <style:style style:name="T2" style:family="text">
      <style:text-properties officeooo:rsid="0008165c"/>
    </style:style>
    <style:style style:name="T3" style:family="text">
      <style:text-properties officeooo:rsid="000bbad5"/>
    </style:style>
    <style:style style:name="T4" style:family="text">
      <style:text-properties officeooo:rsid="000c81ac"/>
    </style:style>
    <style:style style:name="T5" style:family="text">
      <style:text-properties officeooo:rsid="000cfc0c"/>
    </style:style>
    <style:style style:name="T6" style:family="text">
      <style:text-properties officeooo:rsid="00146c85"/>
    </style:style>
    <style:style style:name="T7" style:family="text">
      <style:text-properties officeooo:rsid="001531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43c15951-7fff-ebf2-6faa-15043d543483"/>Ученики могут регистрироваться</text:p>
      <text:p text:style-name="P6">Каждый по дефолту получает 2 недели на запись от 1 или 16 числа в зависимости от даты</text:p>
      <text:p text:style-name="P6">И 6 уроков на этот срок</text:p>
      <text:p text:style-name="Text_20_body"><text:line-break/><text:span text:style-name="T1">В каждой неделе есть 5 рабочих дней (можно настраивать по дням или на месяц)</text:span></text:p>
      <text:p text:style-name="Text_20_body"/>
      <text:p text:style-name="P1">при нажатии на любой доступный день показывается модальное окно с выбором урока по времени (от 07:00 до 19:00) – админ может добавлять и до и после, это видно только тому кому добавили</text:p>
      <text:p text:style-name="P1"/>
      <text:p text:style-name="P1">Выбор урока – проверить <text:span text:style-name="T2">что не занят в момент выбора, проверить что не занят в момент отправки на сервер – если занят – вывести ошибку</text:span></text:p>
      <text:p text:style-name="P1"/>
      <text:p text:style-name="P3">Сделать broadcasting check</text:p>
      <text:p text:style-name="P3"/>
      <text:p text:style-name="P3"/>
      <text:p text:style-name="P3"/>
      <text:p text:style-name="P2">при нажатии на любой доступный день показывается модальное окно с выбором урока по времени (от 07:00 до 19:00) <text:s/>- </text:p>
      <text:list xml:id="list2491191346" text:style-name="L1">
        <text:list-item>
          <text:p text:style-name="P7">Проверить каждый выбранный урок – не занят ли, чтобы избежать cheatings</text:p>
        </text:list-item>
        <text:list-item>
          <text:p text:style-name="P7">Если урок занят – Вывести сообщение - “Урок занят” или “Урок занят Вами” - Выводить при показе списка уроков</text:p>
        </text:list-item>
        <text:list-item>
          <text:p text:style-name="P7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  <text:list-item>
          <text:p text:style-name="P7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  <text:list-item>
          <text:p text:style-name="P12">При сбросе/закрытии окна выбора уроков – почистить окно от всего.</text:p>
        </text:list-item>
        <text:list-item>
          <text:p text:style-name="P26">Вывод списка уроков</text:p>
        </text:list-item>
      </text:list>
      <text:list xml:id="list2473431046" text:style-name="L2">
        <text:list-item>
          <text:p text:style-name="P8">Проверить каждый выбранный урок – не занят ли, чтобы избежать cheatings</text:p>
        </text:list-item>
      </text:list>
      <text:list xml:id="list421406721" text:style-name="L3">
        <text:list-item>
          <text:p text:style-name="P14">Послать AJAX запрос с данными – дата урока + время урока</text:p>
        </text:list-item>
        <text:list-item>
          <text:p text:style-name="P14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4">Вывести ошибку - <text:span text:style-name="T3">если есть</text:span></text:p>
        </text:list-item>
        <text:list-item>
          <text:p text:style-name="P16"><text:soft-page-break/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list xml:id="list1364655782" text:style-name="L4">
        <text:list-item>
          <text:p text:style-name="P17">Если урок занят – Вывести сообщение - “Урок занят” или “Урок занят Вами” - Выводить при показе списка уроков</text:p>
        </text:list-item>
      </text:list>
      <text:list xml:id="list2941863290" text:style-name="L5">
        <text:list-item>
          <text:list>
            <text:list-item>
              <text:list>
                <text:list-item>
                  <text:p text:style-name="P18">При загрузке списка уроков проверить его занятость и если урок занят проверить не этим ли учеником – если да – вывести “Урок занят Вами” иначе вывести “Урок занят”</text:p>
                </text:list-item>
              </text:list>
            </text:list-item>
          </text:list>
        </text:list-item>
      </text:list>
      <text:list xml:id="list2694699161" text:style-name="L6">
        <text:list-item>
          <text:p text:style-name="P9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</text:list>
      <text:list xml:id="list3592181979" text:style-name="L7">
        <text:list-item>
          <text:p text:style-name="P13">При выборе урока, отсылать на сервер количество выбраных, но не подтвержденных уроков ученика (подумать, можно ли сочитать этот пункт с 1п.)</text:p>
        </text:list-item>
        <text:list-item>
          <text:p text:style-name="P20"><text:span text:style-name="T4">На сервере – о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1">Количество выбраных уроков сложить с результатом прадыдущего пункта и сравнить с данными из user_settings</text:p>
        </text:list-item>
        <text:list-item>
          <text:p text:style-name="P21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1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</text:list>
      <text:list xml:id="list192429656039842" text:continue-list="list2694699161" text:style-name="L6">
        <text:list-item>
          <text:p text:style-name="P10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</text:list>
      <text:list xml:id="list169922858" text:style-name="L8">
        <text:list-item>
          <text:p text:style-name="P23">Посылать на сервер массив массивов в формате [‘date’ =&gt; [‘time1’,’time2’,...] ]</text:p>
        </text:list-item>
        <text:list-item>
          <text:p text:style-name="P23">Для каждого времени проверить его наличие в ДБ на данную дату. (попробовать SQL “in” может быть) – если хоть одно из времен присутствует в ДБ – вернуть текст ошибки и записать в лог</text:p>
        </text:list-item>
        <text:list-item>
          <text:p text:style-name="P23">О<text:span text:style-name="T4">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3">Достать из массива массивов count массивов и сложить с результатом предыдущего пункта <text:span text:style-name="T5">и сравнить с данными из user_settings</text:span></text:p>
        </text:list-item>
        <text:list-item>
          <text:p text:style-name="P22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2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  <text:list-item>
          <text:p text:style-name="P24">Запись в ДБ не производить (если ошибка)</text:p>
        </text:list-item>
      </text:list>
      <text:list xml:id="list1321547357" text:style-name="L14">
        <text:list-item>
          <text:p text:style-name="P27"><text:s/></text:p>
        </text:list-item>
        <text:list-item>
          <text:p text:style-name="P27"><text:soft-page-break/>Вывод списка уроков</text:p>
        </text:list-item>
      </text:list>
      <text:list xml:id="list549135237" text:style-name="L15">
        <text:list-item>
          <text:p text:style-name="P29">Проверить дату – должна быть в <text:s/><text:span text:style-name="T4">границ</text:span>ах<text:span text:style-name="T4"> срока записи</text:span>(<text:span text:style-name="T6">с</text:span>м п.4.3) - <text:span text:style-name="T7">done</text:span></text:p>
        </text:list-item>
        <text:list-item>
          <text:p text:style-name="P28">Взять дату и переслать на сервер AJAXом</text:p>
        </text:list-item>
        <text:list-item>
          <text:p text:style-name="P28">На сервере – составить предварительный список уроков с 7:00 до 19:00 с шагом 40 минут</text:p>
        </text:list-item>
        <text:list-item>
          <text:p text:style-name="P29">Проверить каждый урок по дате и времени – кем занят – см п.2</text:p>
        </text:list-item>
        <text:list-item>
          <text:p text:style-name="P29">Сторона клиента – стереть данные в модальном окне</text:p>
        </text:list-item>
        <text:list-item>
          <text:p text:style-name="P29">Вывести новый список уроков с указанием кем занят плюс вкл/выкл переключатель</text:p>
        </text:list-item>
      </text:list>
      <text:p text:style-name="P25"/>
      <text:p text:style-name="P11">Проверить каждый выбранный урок – не занят ли, чтобы избежать cheatings</text:p>
      <text:list xml:id="list2151837008" text:style-name="L9">
        <text:list-item>
          <text:p text:style-name="P15">Послать AJAX запрос с данными – дата урока + время урока</text:p>
        </text:list-item>
        <text:list-item>
          <text:p text:style-name="P15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5">Вывести ошибку - <text:span text:style-name="T3">если есть</text:span></text:p>
        </text:list-item>
        <text:list-item>
          <text:p text:style-name="P19"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4:36.983789139</meta:creation-date>
    <dc:date>2018-12-23T19:18:20.158914830</dc:date>
    <meta:editing-duration>PT37M3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772" meta:character-count="4827" meta:non-whitespace-character-count="4106"/>
  </office:meta>
</office:document-meta>
</file>